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Predicate.evaluat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Predicate.OrPredicate( Predicate predicate1 , Predicate predic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rPredicate.getInstance( Predicate predicate1 , Predicate predicate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